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58914" officeooo:paragraph-rsid="00158914"/>
    </style:style>
    <style:style style:name="P2" style:family="paragraph" style:parent-style-name="Standard">
      <style:text-properties style:text-underline-style="solid" style:text-underline-width="auto" style:text-underline-color="font-color" officeooo:rsid="001a00f5" officeooo:paragraph-rsid="001a00f5"/>
    </style:style>
    <style:style style:name="P3" style:family="paragraph" style:parent-style-name="Standard">
      <style:text-properties style:text-underline-style="none" officeooo:rsid="00158914" officeooo:paragraph-rsid="001cf029"/>
    </style:style>
    <style:style style:name="P4" style:family="paragraph" style:parent-style-name="Standard">
      <style:text-properties style:text-underline-style="none" officeooo:rsid="0018c3b8" officeooo:paragraph-rsid="0018c3b8"/>
    </style:style>
    <style:style style:name="P5" style:family="paragraph" style:parent-style-name="Standard">
      <style:text-properties style:text-underline-style="none" officeooo:rsid="001a00f5" officeooo:paragraph-rsid="001a00f5"/>
    </style:style>
    <style:style style:name="P6" style:family="paragraph" style:parent-style-name="Standard" style:list-style-name="L1">
      <style:text-properties officeooo:paragraph-rsid="001cf029"/>
    </style:style>
    <style:style style:name="P7" style:family="paragraph" style:parent-style-name="Standard" style:list-style-name="L1">
      <style:text-properties style:text-underline-style="none" officeooo:rsid="00158914" officeooo:paragraph-rsid="00190369"/>
    </style:style>
    <style:style style:name="P8" style:family="paragraph" style:parent-style-name="Standard" style:list-style-name="L2">
      <style:text-properties style:text-underline-style="none" officeooo:rsid="00158914" officeooo:paragraph-rsid="00158914"/>
    </style:style>
    <style:style style:name="P9" style:family="paragraph" style:parent-style-name="Standard" style:list-style-name="L1">
      <style:text-properties style:text-underline-style="none" officeooo:rsid="0016ee93" officeooo:paragraph-rsid="0018c3b8"/>
    </style:style>
    <style:style style:name="P10" style:family="paragraph" style:parent-style-name="Standard">
      <style:text-properties style:text-underline-style="none" officeooo:rsid="0016ee93" officeooo:paragraph-rsid="0016ee93"/>
    </style:style>
    <style:style style:name="P11" style:family="paragraph" style:parent-style-name="Standard" style:list-style-name="L1">
      <style:text-properties style:text-underline-style="none" officeooo:rsid="0018c3b8" officeooo:paragraph-rsid="0018c3b8"/>
    </style:style>
    <style:style style:name="P12" style:family="paragraph" style:parent-style-name="Standard" style:list-style-name="L1">
      <style:text-properties style:text-underline-style="none" officeooo:rsid="0018c3b8" officeooo:paragraph-rsid="0018c759"/>
    </style:style>
    <style:style style:name="P13" style:family="paragraph" style:parent-style-name="Standard" style:list-style-name="L1">
      <style:text-properties style:text-underline-style="none" officeooo:rsid="0018c3b8" officeooo:paragraph-rsid="00190369"/>
    </style:style>
    <style:style style:name="P14" style:family="paragraph" style:parent-style-name="Standard" style:list-style-name="L1">
      <style:text-properties style:text-underline-style="none" officeooo:rsid="0018c759" officeooo:paragraph-rsid="0018c759"/>
    </style:style>
    <style:style style:name="P15" style:family="paragraph" style:parent-style-name="Standard" style:list-style-name="L1">
      <style:text-properties style:text-underline-style="none" officeooo:rsid="001cf029" officeooo:paragraph-rsid="001cf029"/>
    </style:style>
    <style:style style:name="P16" style:family="paragraph" style:parent-style-name="Standard" style:list-style-name="L3">
      <style:text-properties style:text-underline-style="none" officeooo:rsid="001a00f5" officeooo:paragraph-rsid="001a00f5"/>
    </style:style>
    <style:style style:name="P17" style:family="paragraph" style:parent-style-name="Standard" style:list-style-name="L3">
      <style:text-properties style:text-underline-style="none" officeooo:rsid="001b4daf" officeooo:paragraph-rsid="001b4daf"/>
    </style:style>
    <style:style style:name="P18" style:family="paragraph" style:parent-style-name="Standard">
      <style:text-properties style:text-underline-style="none" officeooo:rsid="001b4daf" officeooo:paragraph-rsid="001b4daf"/>
    </style:style>
    <style:style style:name="P19" style:family="paragraph" style:parent-style-name="Standard">
      <style:text-properties style:text-underline-style="none" officeooo:rsid="001fc812" officeooo:paragraph-rsid="001fc812"/>
    </style:style>
    <style:style style:name="P20" style:family="paragraph" style:parent-style-name="Standard" style:list-style-name="L2">
      <style:text-properties officeooo:rsid="0016ee93" officeooo:paragraph-rsid="0016ee93"/>
    </style:style>
    <style:style style:name="T1" style:family="text">
      <style:text-properties style:text-underline-style="none"/>
    </style:style>
    <style:style style:name="T2" style:family="text">
      <style:text-properties style:text-underline-style="none" officeooo:rsid="00158914"/>
    </style:style>
    <style:style style:name="T3" style:family="text">
      <style:text-properties style:text-underline-style="none" officeooo:rsid="0016ee93"/>
    </style:style>
    <style:style style:name="T4" style:family="text">
      <style:text-properties style:text-underline-style="none" officeooo:rsid="001cf029"/>
    </style:style>
    <style:style style:name="T5" style:family="text">
      <style:text-properties officeooo:rsid="0018c3b8"/>
    </style:style>
    <style:style style:name="T6" style:family="text">
      <style:text-properties fo:font-weight="bold" style:font-weight-asian="bold" style:font-weight-complex="bold"/>
    </style:style>
    <style:style style:name="T7" style:family="text">
      <style:text-properties fo:color="#ce181e"/>
    </style:style>
    <style:style style:name="T8" style:family="text">
      <style:text-properties fo:color="#00864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5">(Shall the Schulz-Paper questions be directed at Till?)</text:p>
      <text:p text:style-name="P1">Important questions regarding the Schulz-Paper (A Generalized Weisfeiler-Lehman Graph Kernel)</text:p>
      <text:p text:style-name="P1"/>
      <text:list xml:id="list1826334602" text:style-name="L1">
        <text:list-item>
          <text:p text:style-name="P9">I think that I understand the construction of the WL labels, and also the basics of the construction of unfolding trees. <text:line-break/>But w.r.t. to the latter, I had difficulties to construct a definition myself (since the paper and others which I read do not provide one).<text:line-break/>As I understand it, the i-unfolding tree of vertex x, is a rooted tree with root corresponding to x (zero layer). The next (first) layer in the tree corresponds to the neighborhood of x – and this relation is recursive for all tree-vertices. This means that unavoidably, in the second layer, the root x is represented n times, if the first layer has n vertices (the neighborhood that points back to where it came – a.k.a the root).<text:line-break/>Thus, the unfolding trees as a whole correspond to the “stacked neighborhood” centered around the root. Such stacked neighborhoods around a vertex is the whole idea behind the WL-labelling, thus it naturally arises that the unfolding trees may correspond to the WL-labelling.<text:line-break/>This seems to be the heart idea of the last sentence in page 3 before 3.2: “...a bijection between labels in \Sigma_i and the set of (pairwise non-isomorphic) $i$-unfolding trees.”<text:line-break/>The idea then is to get the unfolding trees, and measure their similarity via the tree edit distance.<text:line-break/><text:line-break/>So far so good. But here is the catch: </text:p>
          <text:list>
            <text:list-item>
              <text:p text:style-name="P11">The tree edit distance cares about the labels. So what are the labels of the unfolding-trees? They probably are NOT the labels of the original graph. Why not:</text:p>
              <text:list>
                <text:list-item>
                  <text:p text:style-name="P12">In Figure 1, the original labels are no longer displayed</text:p>
                </text:list-item>
                <text:list-item>
                  <text:p text:style-name="P12">Figure 1 gives a simple example, how the labels of two unfolding trees for a root with the same label but from different trees must have the SAME STRUCTURE, but not the same labels (*).</text:p>
                </text:list-item>
              </text:list>
              <text:p text:style-name="P14">So<text:span text:style-name="T5">, the labels of the unfolding trees may simply be </text:span>some naive indices (e.g. DFS or BFS), that is a vertex enumeration in the unfolding trees .. ?</text:p>
            </text:list-item>
          </text:list>
        </text:list-item>
      </text:list>
      <text:p text:style-name="P4"><text:tab/><text:tab/><text:tab/></text:p>
      <text:list xml:id="list114845350547217" text:continue-numbering="true" text:style-name="L1">
        <text:list-item>
          <text:list>
            <text:list-item>
              <text:p text:style-name="P13">Also, for one graph, there are as many unfolding trees (to one depth) as there are WL-labels. (Thus using many WL-iterations = less labels overall may help here.) Is the TED to be computed between ALL unfolding trees of two given graphs?<text:line-break/>And if only the distance between those who correspond to the same label shall be used (as in * - case 1.2. from above), this leaves quite a bit set of graphs which have distance of infinity because they to not have any vertex with the same WL-label.</text:p>
              <text:p text:style-name="P7"/>
            </text:list-item>
          </text:list>
        </text:list-item>
        <text:list-item>
          <text:p text:style-name="P6"><text:span text:style-name="T4">It is unclear to me, how \mathbb{V}_c(T) is constructed. Consider the example</text:span><text:span text:style-name="T3"> </text:span><text:span text:style-name="T4">in Figure 2. Is it true that </text:span></text:p>
          <text:list>
            <text:list-item>
              <text:p text:style-name="P15">\mathbb{V}_c(T)[0] = 1, due to the subgraph 1-2-3, </text:p>
            </text:list-item>
            <text:list-item>
              <text:p text:style-name="P15">\mathbb{V}_c(T)[1] = 1, due to the subgraph 3-1,</text:p>
            </text:list-item>
            <text:list-item>
              <text:p text:style-name="P15">\mathbb{V}_c(T)[2] = 0, due to NO subgraph 1-(1,2,3), <text:s/></text:p>
            </text:list-item>
            <text:list-item>
              <text:p text:style-name="P15">\mathbb{V}_c(T)[3] = 1, due to the empty subgraph (padding to have the array length at r(T)+r(T’)+1=2+1+1, to encode all possible subgraphs from the other graph, </text:p>
            </text:list-item>
            <text:list-item>
              <text:p text:style-name="P15">\mathbb{V}_c(T’)[2] = 1, due to the subgraph 1-(1,2,3) and</text:p>
            </text:list-item>
            <text:list-item>
              <text:p text:style-name="P15">\mathbb{V}_c(T’)[3] = 2, due to two empty subgraphs, corresponding to the two subgraphs present in T but not in T’? </text:p>
            </text:list-item>
          </text:list>
        </text:list-item>
      </text:list>
      <text:p text:style-name="P3"/>
      <text:p text:style-name="P1">Less important questions regarding the Schulz-Paper (A Generalized Weisfeiler-Lehman Graph Kernel) – may help the understanding nontheless</text:p>
      <text:p text:style-name="P1"><text:soft-page-break/></text:p>
      <text:list xml:id="list319975645" text:style-name="L2">
        <text:list-item>
          <text:p text:style-name="P8">Page 5 – Paragraph below Definition 2: It is stated, that <text:line-break/>\gamma(\ell(v), \bot) denotes the cost of insertion and<text:line-break/>\gamma(\bot, \ell(v)) denotes the cost of deletion.<text:line-break/>It may be reasonable, to have symmetric costs (\gamma(x,y)=\gamma(y,x)), but w.r.t to the explicit notation it seems like this is stated the wrong way.<text:line-break/>Compare with the definition of the edit operations on page 4, below Definition 1. (v,v’) indicates that v is the old label, and v’ the new one. The delete/insert definitions are less explicit. <text:line-break/>Also compare with the explanation of the Algorithm 1 – right hand side of page 5, w.r.t to “line 3 of Alg. 1“. Here (\ell(v), \bot) is interpreted as deletion (following my intuition) and (\ell(v’), \bot) is interpreted as insertion. Here too writing (\bot, \ell(v’)) would be much closer to the definition of M.</text:p>
        </text:list-item>
        <text:list-item>
          <text:p text:style-name="P20"><text:span text:style-name="T2">P</text:span><text:span text:style-name="T1">age 6 – Paragraph before section 4. It probably should be n=|V(T)| and n’=|V(T’)|.</text:span></text:p>
        </text:list-item>
      </text:list>
      <text:p text:style-name="P10"/>
      <text:p text:style-name="P10"/>
      <text:p text:style-name="P2">Questions – surely at Pascal – w.r.t. to our task / initial presentation slides</text:p>
      <text:p text:style-name="P5"/>
      <text:list xml:id="list3365129456" text:style-name="L3">
        <text:list-item>
          <text:p text:style-name="P16">Lets call the tree on slide 58 of the presentations the “WL-labelling-tree” (WLL-tree) – where every layer of the tree corresponds to a WL-labelling iteration. The construction of the tree is clear.<text:line-break/><text:line-break/>On slide 59, it is stated that <text:span text:style-name="T6">edge-weights</text:span> shall be computed. Naively, these may encode, how often the label-switch denoted by the edge between one parent-label (old label) to the child-label (new label) has been performed in <text:span text:style-name="T7">ONE graph</text:span>.<text:line-break/>Is that the desired intention?</text:p>
        </text:list-item>
        <text:list-item>
          <text:p text:style-name="P16">The formulation of slide 59 indicates, that one such WLL-tree corresponds to ONE graph – such that it can be used to compute the similarity to another graph.<text:line-break/>On the next slide however, such a tree for “all WL labels in your graph dataset” is mentioned. “All WL labels” could refer to the fact, that multiple WL-iterations are ment – but this seems unlikely since they are expensive to compute and one gains few information from higher iterations. “All WL labels” could also refer to the not missing any labels, that occur in one graph – but this incompleteness would be obviously nonsense and is probably not the meaning either.<text:line-break/>Thus, in combination with “your graph dataset”, I understand that such a WLL-tree shall (<text:span text:style-name="T7">also</text:span>?) be computed to <text:span text:style-name="T8">represent ALL occurring re-labellings in the whole dataset/a collection of graphs</text:span>.<text:line-break/>Now edge weights could be both, the <text:span text:style-name="T8">counting of all occurrences in all graphs in the database</text:span>, or the counting of at least one occurrence in all graphs.</text:p>
        </text:list-item>
        <text:list-item>
          <text:p text:style-name="P17">On slide 61 now these edge weights (used in the FRM) shall be used to compute distances between two graphs (of the same database and the same WLL-tree I assume). This could be done by computing the Wasserstein distance on the FRM as the sum of the distances <text:span text:style-name="T8">between all leaves</text:span> with same parent (last WL-labelling), or for all layers (all WL-labellings). Which is it?</text:p>
        </text:list-item>
      </text:list>
      <text:p text:style-name="P18"/>
      <text:p text:style-name="P19">Note: W.r.t. WL-labelling tree:</text:p>
      <text:p text:style-name="P19">The vertices corresponding to <text:span text:style-name="T6">siblings</text:span> in the WWL tree HAVE the <text:span text:style-name="T6">same amount of neighbors</text:span>.</text:p>
      <text:p text:style-name="P19">The vertices corresponding to cousins in the WWL tree CAN have the same amount of neighb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30T23:44:09.718383701</meta:creation-date>
    <meta:generator>LibreOffice/6.0.7.3$Linux_X86_64 LibreOffice_project/00m0$Build-3</meta:generator>
    <dc:date>2021-08-23T11:48:19.257583489</dc:date>
    <meta:editing-duration>PT20M23S</meta:editing-duration>
    <meta:editing-cycles>5</meta:editing-cycles>
    <meta:document-statistic meta:table-count="0" meta:image-count="0" meta:object-count="0" meta:page-count="2" meta:paragraph-count="26" meta:word-count="1059" meta:character-count="6253" meta:non-whitespace-character-count="5209"/>
  </office:meta>
</office:document-meta>
</file>